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style="italic" style:font-style-asian="italic" style:font-style-complex="italic"/>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xels Navajo Service Provider Framework</text:p>
      <text:p text:style-name="Standard"/>
      <text:p text:style-name="P1">Data transformation</text:p>
      <text:p text:style-name="Standard"/>
      <text:p text:style-name="Standard">The Navajo framework enables the development of pure web service centric applications. An XML based web service [...] language (TSL script) is used to process XML requests and produce XML response. The TSL script is not interpreted, instead it is transformed into Java for fast execution. <text:s/>The script language can be considered as a bi-directional data transformation definition between the static XML world and data represented in the dynamic Java world. Because, in turn, the Java world can encapsulate almost any other world, a web service can transform XML data to and from any other data form. The Navajo framework includes a number of predefined, so called adapters, to easily support the data transformation task. The standard adapters include:</text:p>
      <text:p text:style-name="Standard"/>
      <text:list text:style-name="L1">
        <text:list-item>
          <text:p text:style-name="P2">SQL database adapter</text:p>
        </text:list-item>
        <text:list-item>
          <text:p text:style-name="P2">File access adapter to access for example comma separated <text:s/>file data</text:p>
        </text:list-item>
        <text:list-item>
          <text:p text:style-name="P2">Email adapter to compose and read(!) email content</text:p>
        </text:list-item>
        <text:list-item>
          <text:p text:style-name="P2">XML adapter to manipulate XML based content</text:p>
        </text:list-item>
        <text:list-item>
          <text:p text:style-name="P2">HTTP adapter to connect to HTTP based services.</text:p>
        </text:list-item>
        <text:list-item>
          <text:p text:style-name="P2">FTP adapter to access data via FTP</text:p>
        </text:list-item>
      </text:list>
      <text:p text:style-name="Standard"/>
      <text:p text:style-name="Standard">Since all adapters are written in Java, the adapter library can be easily extended.</text:p>
      <text:p text:style-name="Standard"/>
      <text:p text:style-name="P1">Protocol listening</text:p>
      <text:p text:style-name="Standard"/>
      <text:p text:style-name="Standard">The Navajo Framework is not a SOAP implementation instead it is a runtime environment for service oriented applications. Since Navajo is decoupled from the <text:s/>protocol listener layers, any protocol listener can be used to access the Navajo framework.</text:p>
      <text:p text:style-name="Standard">The standard edition supports communication protocols like the SOAP/HTTP-POST protocol but also a more lean raw XML/HTTP-POST protocol and even an HTTP-GET URL based protocol. For simple XML structures Navajo web services can <text:s/>be accessed via URL encoding.</text:p>
      <text:p text:style-name="Standard">For secure data access the HTTPS protocol is supported.</text:p>
      <text:p text:style-name="Standard"/>
      <text:p text:style-name="P1">Framework services</text:p>
      <text:p text:style-name="Standard"/>
      <text:p text:style-name="Standard">The framework supports a number of important services to provide a secure, scalable and relaliable execution environment for the web services. These services include are summarized below.</text:p>
      <text:p text:style-name="Standard"/>
      <text:p text:style-name="P3">Flexible pluggable authentication/authorisation including support for digital certificates</text:p>
      <text:p text:style-name="Standard">Authentication and authorisation is decoupled from the Navajo kernel and as consequence can be easily adapted to implement any required authentication/authorisation scheme. A default SQL table based authentication/authorisation module is supplied.</text:p>
      <text:p text:style-name="Standard"/>
      <text:p text:style-name="P3">Idempotent web service requests</text:p>
      <text:p text:style-name="Standard">Since a web service call can be performed over a potentially unreliable communication network a retry or duplicate request mechanism can be implemented by the calling party (client) to support a graceful execution on the site of the client in case of communication faults. As a consequence a web service can potentially be called multiple time by a client possibly causing unwanted data integrity artefacts. Therefore the Navajo kernel implements a short term web services request/response memory to detect multiple call and solving the integrity issue by either sending a previously stored response or by coupling a new request to a pending request.</text:p>
      <text:p text:style-name="Standard"/>
      <text:p text:style-name="P3">Asynchronous web services.</text:p>
      <text:p text:style-name="Standard">By default Navajo web services are stateless. In other words a web service transaction does only need to be known by the server while it is being processed, after the response has been send the transaction is 'forgotten', state is therefore kept entirely on the client. <text:s/>Stateful transactions can be useful sometimes for example to implement asynchronous execution. Asynchronous execution can be very useful for long running processes. Therefore the Navajo kernel support asynchronous execution <text:s/>semantics in the scripts and an asynchronous process pool. <text:s/>An asynchronous process can be referenced by a unique id to either query its running or final status.</text:p>
      <text:p text:style-name="Standard"/>
      <text:p text:style-name="P3">Monitoring</text:p>
      <text:p text:style-name="Standard">Each web service call can be registered for monitoring purposes. Furthermore, for easy error/exception solving a full request/response log is used.</text:p>
      <text:p text:style-name="Standard"/>
      <text:p text:style-name="P3">Web service scheduling</text:p>
      <text:p text:style-name="Standard">Web services can be scheduled as a batch service on for example an hourly or daily basis.</text:p>
      <text:p text:style-name="Standard"/>
      <text:p text:style-name="P1">User interface integration</text:p>
      <text:p text:style-name="Standard"/>
      <text:p text:style-name="Standard">Besides server to server integration, <text:s/>where the calling party is itself a server application, a common use of web services is directly by client side applications. The Navajo server framework is complemented by a user interface (UI) framework that integrates efficiently with the Navajo web services. This UI framework is named Navajo Tipi. A UI is defined in a Tipi XML language for seamless integration of Navajo web services and user interface components like buttons, labels, input fields, tables, etc. The Tipi framework is build in Java but GUI technology neutral which means for example that it does not automatically imply that a Tipi application is a Java Swing UI. There is in fact a Java Swing Tipi implementation, but also an Ajax/DHTML based version. Currently we are working on a Flash based implementation for Tipi. This is one of the big advantages of Tipi: it enables true single source multiple UI platform based client side application development.</text:p>
      <text:p text:style-name="Standard"/>
      <text:p text:style-name="P1">Eclipse framework integration</text:p>
      <text:p text:style-name="Standard"/>
      <text:p text:style-name="Standard">Navajo web services can be written using anything from a text editor to special XML editors and can be tested on for example some J2EE application server; in fact, this is a feasible set up, since learning to write Navajo web services is in quite easy. However, to support even better integration with for example Java development a Navajo web service Eclipse plug-in is available to build and test web services with even less effort. Eclipse 'views' are available to test locally developed web services and a tool to use web services that have been deployed on a remote server.</text:p>
      <text:p text:style-name="Standard"/>
      <text:p text:style-name="P1">Web service documentation</text:p>
      <text:p text:style-name="Standard"/>
      <text:p text:style-name="Standard">'Documentation is an important part in software development'. This is a very true statement which anybody will definitely acknowledge. However, documentation is often sacrificed if the a project's dead line is rapidly approaching. Therefore, a documentation tool has been developed to simplify exactly this process. Using an XSLT transformation, HTML documentation can be generated swiftly from a set of web service scrip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led</meta:initial-creator>
    <meta:creation-date>2006-12-28T10:24:59</meta:creation-date>
    <dc:creator>Arjen Schoneveld</dc:creator>
    <dc:date>2007-01-02T16:02:11</dc:date>
    <dc:language>en-GB</dc:language>
    <meta:editing-cycles>18</meta:editing-cycles>
    <meta:editing-duration>PT5H6M48S</meta:editing-duration>
    <meta:user-defined meta:name="Info 1"/>
    <meta:user-defined meta:name="Info 2"/>
    <meta:user-defined meta:name="Info 3"/>
    <meta:user-defined meta:name="Info 4"/>
    <meta:document-statistic meta:table-count="0" meta:image-count="0" meta:object-count="0" meta:page-count="3" meta:paragraph-count="32" meta:word-count="935" meta:character-count="5957"/>
  </office:meta>
</office:document-meta>
</file>